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REWARDS AN OFFICER (7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 REWARDS AN OFFICER (7:1-10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e requests of Jesus (7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he reveals to Jesus (7: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he receives from the Savior (7:10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LUKE 7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JESUS REWARDS AN OFFICER (7:1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JESUS RESURRECTS A SON (7:11-1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JESUS RESURRECTS A SON (7:11-17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brokenhearted mother (7:11-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tenderhearted Messiah (7:13-1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tenderhearted Messiah (7:13-17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His words to the hopeless mother (7:1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is words to the lifeless son (7:14-1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SUS RESURRECTS A SON (7:11-17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brokenhearted mother (7:11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tenderhearted Messiah (7:13-1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LUKE 7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JESUS REWARDS AN OFFICER (7:1-10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JESUS RESURRECTS A SON (7:11-1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JESUS REASSURES A PROPHET (7:18-3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JESUS REASSURES A PROPHET (7:18-35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John's request to Jesus (7:18-20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Jesus' reply to John (7:21-35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-title-Title-Slide" presentation:presentation-page-layout-name="Master1-PPL1" draw:id="Slide-264">
        <draw:frame draw:id="id99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<text:s text:c="1"/>Jesus' reply to John (7:21-35)<text:s text:c="1"/></text:span><text:span text:style-name="a553" text:class-names=""/></text:p>
          </draw:text-box>
          <svg:title/>
          <svg:desc/>
        </draw:frame>
        <draw:frame draw:id="id100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The proof for john (7:21-23):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proof for john (7:21-23):<text:s text:c="1"/></text:span><text:span text:style-name="a563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e heals the sick (7:21a, 22a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raises the dead (7:22b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e delivers the demon-possessed (7:21b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preaches the gospel to the poor (7:22c-23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Jesus' reply to John (7:21-35)<text:s text:c="1"/></text:span><text:span text:style-name="a584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proof for john (7:21-2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praise of John (7:24-2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prophecy about John (7:27-28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eople and John (7:2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prejudice against John (7:30-35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JESUS REASSURES A PROPHET (7:18-35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John's request to Jesus (7:18-2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Jesus' reply to John (7:21-35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LUKE 7</text:span><text:span text:style-name="a623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JESUS REWARDS AN OFFICER (7:1-1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JESUS RESURRECTS A SON (7:11-17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JESUS REASSURES A PROPHET (7:18-35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JESUS REDEEMS A HARLOT (7:36-38, 5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4" draw:style-name="a642" draw:master-page-name="Master1-Layout12-tx-Title-and-Text" presentation:presentation-page-layout-name="Master1-PPL12" draw:id="Slide-269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JESUS REDEEMS A HARLOT (7:36-38, 50)<text:s text:c="1"/></text:span><text:span text:style-name="a644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Her sin (7:36-37a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Her sacrifice (7:37b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Her sorrow (7:38a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er service (7:38b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r salvation (7:5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LUKE 7</text:span><text:span text:style-name="a668" text:class-names=""/></text:p>
          </draw:text-box>
          <svg:title/>
          <svg:desc/>
        </draw:frame>
        <draw:frame draw:id="id112" presentation:style-name="a689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JESUS REWARDS AN OFFICER (7:1-1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JESUS RESURRECTS A SON (7:11-17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JESUS REASSURES A PROPHET (7:18-3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JESUS REDEEMS A HARLOT (7:36-38, 5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JESUS REBUKES A PHARISEE (7:39-49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6" draw:style-name="a690" draw:master-page-name="Master1-Layout12-tx-Title-and-Text" presentation:presentation-page-layout-name="Master1-PPL12" draw:id="Slide-271">
        <draw:frame draw:id="id113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JESUS REBUKES A PHARISEE (7:39-49)<text:s text:c="1"/></text:span><text:span text:style-name="a692" text:class-names=""/></text:p>
          </draw:text-box>
          <svg:title/>
          <svg:desc/>
        </draw:frame>
        <draw:frame draw:id="id114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resentment by the Pharisee (7:39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sponse by the Savior (7:40-49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7" draw:style-name="a705" draw:master-page-name="Master1-Layout1-title-Title-Slide" presentation:presentation-page-layout-name="Master1-PPL1" draw:id="Slide-272">
        <draw:frame draw:id="id115" presentation:style-name="a709" draw:name="Title 1" svg:x="1.38in" svg:y="0.83in" svg:width="10.3in" svg:height="4.42in" presentation:class="title" presentation:placeholder="false">
          <draw:text-box>
            <text:p text:style-name="a708" text:class-names="" text:cond-style-name=""><text:span text:style-name="a706" text:class-names=""><text:s text:c="1"/>The response by the Savior (7:40-49):<text:s text:c="1"/></text:span><text:span text:style-name="a707" text:class-names=""/></text:p>
          </draw:text-box>
          <svg:title/>
          <svg:desc/>
        </draw:frame>
        <draw:frame draw:id="id116" presentation:style-name="a714" draw:name="Subtitle 2" svg:x="1.38in" svg:y="5.25in" svg:width="10.3in" svg:height="1.85in" presentation:class="subtitle" presentation:placeholder="false">
          <draw:text-box>
            <text:p text:style-name="a711" text:class-names="" text:cond-style-name=""><text:span text:style-name="a710" text:class-names=""><text:s text:c="1"/>The contents of the parable (7:40-43):<text:s text:c="1"/></text:span></text:p>
            <text:p text:style-name="a713" text:class-names="" text:cond-style-name=""><text:span text:style-name="a712" text:class-names=""/></text:p>
          </draw:text-box>
          <svg:title/>
          <svg:desc/>
        </draw:frame>
      </draw:page>
      <draw:page draw:name="Slide18" draw:style-name="a715" draw:master-page-name="Master1-Layout12-tx-Title-and-Text" presentation:presentation-page-layout-name="Master1-PPL12" draw:id="Slide-273">
        <draw:frame draw:id="id117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The contents of the parable (7:40-43):<text:s text:c="1"/></text:span><text:span text:style-name="a717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e first owes him 500 pieces of silver (7:40-41a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econd owes him 50 pieces of silver (7:41b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one with the larger debt will be the most grateful (7:42-43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2-tx-Title-and-Text" presentation:presentation-page-layout-name="Master1-PPL12" draw:id="Slide-274">
        <draw:frame draw:id="id119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response by the Savior (7:40-49):<text:s text:c="1"/></text:span><text:span text:style-name="a735" text:class-names=""/></text:p>
          </draw:text-box>
          <svg:title/>
          <svg:desc/>
        </draw:frame>
        <draw:frame draw:id="id120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The contents of the parable (7:40-4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conclusions from the parable (7:42-49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0" draw:style-name="a748" draw:master-page-name="Master1-Layout12-tx-Title-and-Text" presentation:presentation-page-layout-name="Master1-PPL12" draw:id="Slide-275">
        <draw:frame draw:id="id121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JESUS REBUKES A PHARISEE (7:39-49)<text:s text:c="1"/></text:span><text:span text:style-name="a750" text:class-names=""/></text:p>
          </draw:text-box>
          <svg:title/>
          <svg:desc/>
        </draw:frame>
        <draw:frame draw:id="id122" presentation:style-name="a762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resentment by the Pharisee (7:39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response by the Savior (7:40-49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1" draw:style-name="a763" draw:master-page-name="Master1-Layout12-tx-Title-and-Text" presentation:presentation-page-layout-name="Master1-PPL12" draw:id="Slide-276">
        <draw:frame draw:id="id123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LUKE 7</text:span><text:span text:style-name="a765" text:class-names=""/></text:p>
          </draw:text-box>
          <svg:title/>
          <svg:desc/>
        </draw:frame>
        <draw:frame draw:id="id124" presentation:style-name="a786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JESUS REWARDS AN OFFICER (7:1-10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JESUS RESURRECTS A SON (7:11-17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JESUS REASSURES A PROPHET (7:18-35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JESUS REDEEMS A HARLOT (7:36-38, 50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JESUS REBUKES A PHARISEE (7:39-49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7</dc:title>
    <meta:initial-creator>David STRICKLAND</meta:initial-creator>
    <dc:creator>David STRICKLAND</dc:creator>
    <meta:creation-date>2020-02-22T17:34:37Z</meta:creation-date>
    <dc:date>2020-02-22T17:34:38Z</dc:date>
    <meta:template xlink:href="BibleStudy" xlink:type="simple"/>
    <meta:editing-cycles>1</meta:editing-cycles>
    <meta:editing-duration>PT0S</meta:editing-duration>
    <meta:document-statistic meta:paragraph-count="79" meta:word-count="603"/>
  </office:meta>
</office:document-meta>
</file>